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ecb" officeooo:paragraph-rsid="00041ecb"/>
    </style:style>
    <style:style style:name="P2" style:family="paragraph" style:parent-style-name="Standard">
      <style:text-properties officeooo:rsid="00057854" officeooo:paragraph-rsid="00057854"/>
    </style:style>
    <style:style style:name="P3" style:family="paragraph" style:parent-style-name="Standard">
      <style:text-properties officeooo:rsid="00065638" officeooo:paragraph-rsid="00065638"/>
    </style:style>
    <style:style style:name="P4" style:family="paragraph" style:parent-style-name="Standard">
      <style:text-properties officeooo:rsid="0007067b" officeooo:paragraph-rsid="0007067b"/>
    </style:style>
    <style:style style:name="P5" style:family="paragraph" style:parent-style-name="Standard">
      <style:text-properties fo:color="#000000" fo:font-weight="normal" officeooo:rsid="0007067b" officeooo:paragraph-rsid="0007067b" style:font-weight-asian="normal" style:font-weight-complex="normal"/>
    </style:style>
    <style:style style:name="P6" style:family="paragraph" style:parent-style-name="Standard">
      <style:text-properties fo:color="#000000" fo:font-weight="normal" officeooo:rsid="00095e49" officeooo:paragraph-rsid="00095e49" style:font-weight-asian="normal" style:font-weight-complex="normal"/>
    </style:style>
    <style:style style:name="P7" style:family="paragraph" style:parent-style-name="Standard">
      <style:text-properties fo:color="#ce181e" fo:font-weight="bold" officeooo:rsid="0007067b" officeooo:paragraph-rsid="0007067b" style:font-weight-asian="bold" style:font-weight-complex="bold"/>
    </style:style>
    <style:style style:name="P8" style:family="paragraph" style:parent-style-name="Standard">
      <style:text-properties fo:color="#000000" fo:font-weight="normal" officeooo:rsid="000b711f" officeooo:paragraph-rsid="000b711f" style:font-weight-asian="normal" style:font-weight-complex="normal"/>
    </style:style>
    <style:style style:name="P9" style:family="paragraph" style:parent-style-name="Standard">
      <style:text-properties fo:color="#000000" fo:font-weight="normal" officeooo:rsid="000e34c5" officeooo:paragraph-rsid="000e34c5" style:font-weight-asian="normal" style:font-weight-complex="normal"/>
    </style:style>
    <style:style style:name="P10" style:family="paragraph" style:parent-style-name="Standard">
      <style:text-properties fo:color="#000000" fo:font-weight="normal" officeooo:rsid="0011f79a" officeooo:paragraph-rsid="0011f79a" style:font-weight-asian="normal" style:font-weight-complex="normal"/>
    </style:style>
    <style:style style:name="P11" style:family="paragraph" style:parent-style-name="Standard">
      <style:text-properties fo:color="#000000" fo:font-weight="normal" officeooo:rsid="0014f7d3" officeooo:paragraph-rsid="0014f7d3" style:font-weight-asian="normal" style:font-weight-complex="normal"/>
    </style:style>
    <style:style style:name="P12" style:family="paragraph" style:parent-style-name="Standard">
      <style:text-properties fo:color="#000000" fo:font-weight="normal" officeooo:rsid="00159b12" officeooo:paragraph-rsid="00159b12" style:font-weight-asian="normal" style:font-weight-complex="normal"/>
    </style:style>
    <style:style style:name="P13" style:family="paragraph" style:parent-style-name="Standard">
      <style:text-properties fo:color="#000000" fo:font-weight="normal" officeooo:rsid="00159b12" officeooo:paragraph-rsid="0015e886" style:font-weight-asian="normal" style:font-weight-complex="normal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officeooo:rsid="00095e49"/>
    </style:style>
    <style:style style:name="T3" style:family="text">
      <style:text-properties officeooo:rsid="000df6f8"/>
    </style:style>
    <style:style style:name="T4" style:family="text">
      <style:text-properties officeooo:rsid="000e34c5"/>
    </style:style>
    <style:style style:name="T5" style:family="text">
      <style:text-properties officeooo:rsid="0010352c"/>
    </style:style>
    <style:style style:name="T6" style:family="text">
      <style:text-properties officeooo:rsid="00134eb1"/>
    </style:style>
    <style:style style:name="T7" style:family="text">
      <style:text-properties officeooo:rsid="00146492"/>
    </style:style>
    <style:style style:name="T8" style:family="text">
      <style:text-properties officeooo:rsid="0015e8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p bzip direct*.txt</text:p>
      <text:p text:style-name="P1">返回direct*.txt 中所有含有‘bzip’的文档</text:p>
      <text:p text:style-name="P1"/>
      <text:p text:style-name="P1"><text:s/>grep bzip -L direct*.txt</text:p>
      <text:p text:style-name="P1">返回direct*.txt 中所有不含有‘bzip’的文档</text:p>
      <text:p text:style-name="P1"/>
      <text:p text:style-name="P3">[abc]方括号表示只有一个字母，a或b或c</text:p>
      <text:p text:style-name="P1"/>
      <text:p text:style-name="P2">[bg].zip</text:p>
      <text:p text:style-name="P2">是有b或者g的前段</text:p>
      <text:p text:style-name="P2"/>
      <text:p text:style-name="P2">[^bg].zip</text:p>
      <text:p text:style-name="P2">不是b或g的前段</text:p>
      <text:p text:style-name="P2"/>
      <text:p text:style-name="P4">| 在[] 中代表or，如：‘[hello world]’ <text:s text:c="2"/>使用\[ |\] 可抓住 <text:span text:style-name="T1">[</text:span>hello world<text:span text:style-name="T1">]</text:span></text:p>
      <text:p text:style-name="P7"/>
      <text:p text:style-name="P5">? <text:span text:style-name="T2">= 0 or 1</text:span></text:p>
      <text:p text:style-name="P6">+ <text:s/>= 1 or more</text:p>
      <text:p text:style-name="P6">* = 0 or more</text:p>
      <text:p text:style-name="P8">{n, m } n &lt;= 数字 &lt;=m</text:p>
      <text:p text:style-name="P8"/>
      <text:p text:style-name="P8">? 接元素后，表示出现<text:span text:style-name="T3">0次或1次</text:span></text:p>
      <text:p text:style-name="P8"/>
      <text:p text:style-name="P10">grep: basic regular expression</text:p>
      <text:p text:style-name="P10">grep -E: extended regular expression <text:span text:style-name="T6">no () {} </text:span></text:p>
      <text:p text:style-name="P12">grep -Ev: 获取不符合这个patettn的元素</text:p>
      <text:p text:style-name="P13">grep -Evn<text:span text:style-name="T8">：获取不符合的元素并显示行数（从txt文件中）</text:span></text:p>
      <text:p text:style-name="P10"/>
      <text:p text:style-name="P8">gre<text:span text:style-name="T4">p</text:span> -<text:span text:style-name="T4">E grab the regex pattern</text:span></text:p>
      <text:p text:style-name="P9">eg: echo “(555) 123-4567<text:span text:style-name="T7">”</text:span> | grep -E ‘^\(?[0-9][0-9][0-9]\)? [0-9][0-9][0-9]-[0-9][0-9][0-9][0-9]<text:span text:style-name="T5">$</text:span>’</text:p>
      <text:p text:style-name="P9">result :(555) 123-4567</text:p>
      <text:p text:style-name="P9"/>
      <text:p text:style-name="P11">（pdf289页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3:59:23.278128261</meta:creation-date>
    <dc:date>2020-01-08T09:34:39.804078483</dc:date>
    <meta:editing-duration>PT1H18M14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98" meta:character-count="583" meta:non-whitespace-character-count="516"/>
  </office:meta>
</office:document-meta>
</file>